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cf4" officeooo:paragraph-rsid="001cec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as refactorizado:</text:p>
      <text:p text:style-name="P1"/>
      <text:p text:style-name="P1">Hablar de cómo al utilizar arrays para organizar el programa, he podido crear clases que contengan los arrays para que, a parte de poder utilizar los métodos de arrays llamando a la clase, hice <text:s/>funciones custom de busqueda, eliminación y almacenaje de la informacion de las clases almacenadas en cada array determinado.</text:p>
      <text:p text:style-name="P1"/>
      <text:p text:style-name="P1">Poner alguna imagen de una clase de arrays y sus métod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19:19:45.249000000</meta:creation-date>
    <dc:date>2022-05-26T19:22:56.286000000</dc:date>
    <meta:editing-duration>PT3M11S</meta:editing-duration>
    <meta:editing-cycles>1</meta:editing-cycles>
    <meta:document-statistic meta:table-count="0" meta:image-count="0" meta:object-count="0" meta:page-count="1" meta:paragraph-count="3" meta:word-count="65" meta:character-count="397" meta:non-whitespace-character-count="334"/>
    <meta:generator>LibreOffice/7.2.5.2$Windows_X86_64 LibreOffice_project/499f9727c189e6ef3471021d6132d4c694f357e5</meta:generator>
  </office:meta>
</office:document-meta>
</file>